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a8eb" officeooo:paragraph-rsid="001da8eb"/>
    </style:style>
    <style:style style:name="P2" style:family="paragraph" style:parent-style-name="Standard">
      <style:text-properties officeooo:rsid="001da8eb" officeooo:paragraph-rsid="001f3a96"/>
    </style:style>
    <style:style style:name="T1" style:family="text">
      <style:text-properties officeooo:rsid="001f3a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 1: Using Sparse DT.</text:p>
      <text:p text:style-name="P1">Project Folder: /myvol/myproj/DataQuality_v2/RecordValidation</text:p>
      <text:p text:style-name="P2">Execute: /<text:span text:style-name="T1">src/main/java/com/capone/recordvalidation/csv/DataQualityTest.java</text:span></text:p>
      <text:p text:style-name="P1"/>
      <text:p text:style-name="P1">Demo 2: Using Compact DT.</text:p>
      <text:p text:style-name="P1">Project Folder: /myvol/myproj/DataQuality/RecordValidation_DT_Sparsed_Compact</text:p>
      <text:p text:style-name="P1">Run: /src/test/java/com/capone/recordvalidation/RulesTest.java</text:p>
      <text:p text:style-name="P1"/>
      <text:p text:style-name="P1">Demo 3: Using Rules and DT</text:p>
      <text:p text:style-name="P1">Project Folder: /myvol/myproj/DataQuality/RecordValidation_DSL_DS-DRL</text:p>
      <text:p text:style-name="P1"/>
      <text:p text:style-name="P1">Demo 4: Using DSL</text:p>
      <text:p text:style-name="P1">Project Folder: /myvol/myproj/DataQuality/RecordValidation_DSL_DS-DRL</text:p>
      <text:p text:style-name="P1"/>
      <text:p text:style-name="P1">Run: /src/test/java/com/capone/recordvalidation/RulesTest.jav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rag Saran</meta:initial-creator>
    <meta:creation-date>2015-06-18T17:44:40.125965932</meta:creation-date>
    <dc:date>2015-06-19T08:35:47.046189598</dc:date>
    <dc:creator>Anurag Saran</dc:creator>
    <meta:editing-duration>P0D</meta:editing-duration>
    <meta:editing-cycles>2</meta:editing-cycles>
    <meta:generator>LibreOffice/4.2.6.2$Linux_X86_64 LibreOffice_project/420$Build-2</meta:generator>
    <meta:printed-by>Anurag Saran</meta:printed-by>
    <meta:print-date>2015-06-19T08:16:29.618729703</meta:print-date>
    <meta:document-statistic meta:table-count="0" meta:image-count="0" meta:object-count="0" meta:page-count="1" meta:paragraph-count="11" meta:word-count="38" meta:character-count="568" meta:non-whitespace-character-count="541"/>
  </office:meta>
</office:document-meta>
</file>